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ext_20_body">
      <style:text-properties fo:font-size="6pt" officeooo:paragraph-rsid="003f7c3c" style:font-size-asian="6pt" style:font-size-complex="6pt"/>
    </style:style>
    <style:style style:name="P3" style:family="paragraph" style:parent-style-name="Text_20_body">
      <style:text-properties fo:font-size="6pt" officeooo:paragraph-rsid="005056cc" style:font-size-asian="6pt" style:font-size-complex="6pt"/>
    </style:style>
    <style:style style:name="P4" style:family="paragraph" style:parent-style-name="Text_20_body">
      <style:text-properties officeooo:paragraph-rsid="00423794"/>
    </style:style>
    <style:style style:name="P5" style:family="paragraph" style:parent-style-name="Titre_20_OS">
      <style:text-properties officeooo:paragraph-rsid="00410c4e"/>
    </style:style>
    <style:style style:name="P6" style:family="paragraph" style:parent-style-name="fa-attr-valeur">
      <style:text-properties officeooo:rsid="00294b9e" officeooo:paragraph-rsid="00410c4e"/>
    </style:style>
    <style:style style:name="P7" style:family="paragraph" style:parent-style-name="fa-attr-valeur">
      <style:text-properties officeooo:paragraph-rsid="00423794"/>
    </style:style>
    <style:style style:name="P8" style:family="paragraph" style:parent-style-name="fa-attr-valeur">
      <style:text-properties officeooo:paragraph-rsid="005056cc"/>
    </style:style>
    <style:style style:name="P9" style:family="paragraph" style:parent-style-name="fa-attr-libellé">
      <style:text-properties officeooo:paragraph-rsid="00410c4e"/>
    </style:style>
    <style:style style:name="P10" style:family="paragraph" style:parent-style-name="fa-attr-libellé">
      <style:text-properties officeooo:paragraph-rsid="00423794"/>
    </style:style>
    <style:style style:name="P11" style:family="paragraph" style:parent-style-name="fa-attr-libellé">
      <style:text-properties officeooo:paragraph-rsid="005056cc"/>
    </style:style>
    <style:style style:name="P12" style:family="paragraph" style:parent-style-name="Table_20_Contents">
      <style:text-properties officeooo:rsid="001ed671" officeooo:paragraph-rsid="00410c4e"/>
    </style:style>
    <style:style style:name="P13" style:family="paragraph" style:parent-style-name="Table_20_Contents">
      <style:text-properties officeooo:rsid="00247b97" officeooo:paragraph-rsid="00410c4e"/>
    </style:style>
    <style:style style:name="P14" style:family="paragraph" style:parent-style-name="Table_20_Contents">
      <style:text-properties officeooo:paragraph-rsid="00410c4e"/>
    </style:style>
    <style:style style:name="P15" style:family="paragraph" style:parent-style-name="Table_20_Contents">
      <style:text-properties officeooo:paragraph-rsid="00423794"/>
    </style:style>
    <style:style style:name="P16" style:family="paragraph" style:parent-style-name="Standard">
      <style:text-properties fo:font-size="6pt" officeooo:paragraph-rsid="001775c7" style:font-size-asian="5.25pt" style:font-size-complex="6pt"/>
    </style:style>
    <style:style style:name="P17" style:family="paragraph" style:parent-style-name="Standard">
      <style:text-properties fo:font-size="6pt" officeooo:paragraph-rsid="00410c4e" style:font-size-asian="5.25pt" style:font-size-complex="6pt"/>
    </style:style>
    <style:style style:name="P18" style:family="paragraph" style:parent-style-name="Standard">
      <style:text-properties fo:font-size="6pt" officeooo:paragraph-rsid="005056cc" style:font-size-asian="5.25pt" style:font-size-complex="6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font-size="6pt" officeooo:paragraph-rsid="000cd3fd" style:font-size-asian="6pt" style:font-size-complex="6pt"/>
    </style:style>
    <style:style style:name="P21" style:family="paragraph" style:parent-style-name="fa-oo-valeur">
      <style:text-properties officeooo:paragraph-rsid="00423794"/>
    </style:style>
    <style:style style:name="P22" style:family="paragraph" style:parent-style-name="fa-oo-valeur">
      <style:text-properties officeooo:rsid="0042a2e0" officeooo:paragraph-rsid="00423794"/>
    </style:style>
    <style:style style:name="P23" style:family="paragraph" style:parent-style-name="fa-oo-valeur">
      <style:text-properties officeooo:rsid="0042f917" officeooo:paragraph-rsid="00423794"/>
    </style:style>
    <style:style style:name="P24" style:family="paragraph" style:parent-style-name="fa-oo-valeur">
      <style:text-properties officeooo:rsid="004577f0" officeooo:paragraph-rsid="00423794"/>
    </style:style>
    <style:style style:name="P25" style:family="paragraph" style:parent-style-name="fa-oo-valeur">
      <style:text-properties officeooo:rsid="0047018f" officeooo:paragraph-rsid="00423794"/>
    </style:style>
    <style:style style:name="P26" style:family="paragraph" style:parent-style-name="Titre_20_Action">
      <style:text-properties officeooo:paragraph-rsid="005056cc"/>
    </style:style>
    <style:style style:name="P27" style:family="paragraph" style:parent-style-name="Titre_20_OO">
      <style:text-properties officeooo:paragraph-rsid="00423794"/>
    </style:style>
    <style:style style:name="P28" style:family="paragraph" style:parent-style-name="fa-attr-valeur">
      <style:text-properties officeooo:rsid="005333ef" officeooo:paragraph-rsid="005056cc"/>
    </style:style>
    <style:style style:name="P29" style:family="paragraph" style:parent-style-name="fa-attr-valeur">
      <style:text-properties officeooo:rsid="0055e3dd" officeooo:paragraph-rsid="005056cc"/>
    </style:style>
    <style:style style:name="P30" style:family="paragraph" style:parent-style-name="fa-os">
      <style:text-properties fo:color="#000000" style:text-outline="false" style:text-line-through-style="none" style:text-line-through-type="none" style:font-name="Ubuntu" fo:font-size="2pt" fo:letter-spacing="normal" fo:font-style="normal" fo:text-shadow="none" style:text-underline-style="none" fo:font-weight="normal" officeooo:paragraph-rsid="00423794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><office:annotation><dc:creator>sge</dc:creator><dc:date>2016-08-31T12:41:57</dc:date><text:p text:style-name="P31"><text:span text:style-name="T2">do title if context.getPortalTypeName()=='projectspace'</text:span></text:p></office:annotation><text:text-input text:description="">"PST %s" % context.Description()</text:text-input></text:h>
      <text:p text:style-name="Standard"/>
      <text:p text:style-name="Text_20_body"><office:annotation><dc:creator>sge </dc:creator><dc:date>2013-10-18T14:28:03</dc:date><text:p text:style-name="P31"><text:span text:style-name="T5">do text if context.getPortalTypeName()=='strategicobjective'</text:span></text:p></office:annotation>Contenu de l'objectif stratégique</text:p>
      <text:p text:style-name="Text_20_body"><office:annotation><dc:creator>sge </dc:creator><dc:date>2013-10-18T14:28:03</dc:date><text:p text:style-name="P31"><text:span text:style-name="T5">do text if context.getPortalTypeName()=='operationalobjective'</text:span></text:p></office:annotation>Contenu de l'objectif opérationnel</text:p>
      <text:p text:style-name="Text_20_body"><office:annotation><dc:creator>sge </dc:creator><dc:date>2013-10-18T14:28:03</dc:date><text:p text:style-name="P31"><text:span text:style-name="T5">do text if context.getPortalTypeName()=='pstaction'</text:span></text:p></office:annotation>Contenu de l'action</text:p>
      <text:section text:style-name="Sect1" text:name="Section1">
        <text:p text:style-name="P16"><office:annotation><dc:creator>sge</dc:creator><dc:date>2016-09-05T15:40:08</dc:date><text:p text:style-name="P31"><text:span text:style-name="T2">do section- for so in view.getStrategicObjectives()</text:span></text:p></office:annotation> 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5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office:annotation><dc:creator>sge</dc:creator><dc:date>2016-09-02T14:45:56</dc:date><text:p text:style-name="P31"><text:span text:style-name="T8">do table with so_v=view.getDGHV(so, appy_rdr=view.appy_renderer)</text:span></text:p></office:annotation><text:text-input text:description="">so.Title()</text:text-input></text:h>
            </table:table-cell>
            <table:covered-table-cell/>
          </table:table-row>
          <table:table-row>
            <table:table-cell table:style-name="Tableau2.A2" office:value-type="string">
              <text:p text:style-name="P9"><office:annotation><dc:creator>sge </dc:creator><dc:date>2013-10-18T15:09:03</dc:date><text:p text:style-name="P31"><text:span text:style-name="T6">do row if so.categories</text:span></text:p></office:annotation>Domaine</text:p>
            </table:table-cell>
            <table:table-cell table:style-name="Tableau2.B2" office:value-type="string">
              <text:p text:style-name="P12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P9"><office:annotation><dc:creator>sge </dc:creator><dc:date>2013-10-22T08:07:38</dc:date><text:p text:style-name="P31"><text:span text:style-name="T6">do row if so.budget</text:span></text:p></office:annotation>Budget propre</text:p>
            </table:table-cell>
            <table:table-cell table:style-name="Tableau2.B3" office:value-type="string">
              <text:p text:style-name="P14"><office:annotation><dc:creator>sge </dc:creator><dc:date>2013-10-22T08:04:18</dc:date><text:p text:style-name="P31"><text:span text:style-name="T5">do text</text:span></text:p><text:p text:style-name="P31"><text:span text:style-name="T5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P9"><office:annotation><dc:creator>sge </dc:creator><dc:date>2013-10-22T08:07:05</dc:date><text:p text:style-name="P31"><text:span text:style-name="T5">do row if so_v.get_value('budget_comments')</text:span></text:p></office:annotation>Commentaires budget</text:p>
            </table:table-cell>
            <table:table-cell table:style-name="Tableau2.B3" office:value-type="string">
              <text:p text:style-name="P13"><office:annotation><dc:creator>sge</dc:creator><dc:date>2016-09-02T14:57:56</dc:date><text:p text:style-name="P31"><text:span text:style-name="T8">do text</text:span></text:p><text:p text:style-name="P31"><text:span text:style-name="T8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P9"><office:annotation><dc:creator>sge </dc:creator><dc:date>2013-10-28T14:48:50</dc:date><text:p text:style-name="P31"><text:span text:style-name="T5">do row if so_v.hasChildrenBudget(obj=so)</text:span></text:p></office:annotation>Budget des sous-éléments</text:p>
            </table:table-cell>
            <table:table-cell table:style-name="Tableau2.B3" office:value-type="string">
              <text:p text:style-name="P14"><office:annotation><dc:creator>sge </dc:creator><dc:date>2013-10-22T08:10:12</dc:date><text:p text:style-name="P31"><text:span text:style-name="T5">do text</text:span></text:p><text:p text:style-name="P31"><text:span text:style-name="T5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P9"><office:annotation><dc:creator>sge </dc:creator><dc:date>2013-10-21T23:41:38</dc:date><text:p text:style-name="P31"><text:span text:style-name="T6">do row if so_v.get_value('observation')</text:span></text:p></office:annotation>Constat</text:p>
            </table:table-cell>
            <table:table-cell table:style-name="Tableau2.B3" office:value-type="string">
              <text:p text:style-name="P6"><office:annotation><dc:creator>sge</dc:creator><dc:date>2016-09-02T15:30:52</dc:date><text:p text:style-name="P31"><text:span text:style-name="T8">do text</text:span></text:p><text:p text:style-name="P31"><text:span text:style-name="T8">from so_v.display_text('observation')</text:span></text:p></office:annotation>champ constat</text:p>
            </table:table-cell>
          </table:table-row>
        </table:table>
        <text:p text:style-name="P17"/>
        <text:section text:style-name="Sect1" text:name="Section2">
          <text:p text:style-name="P4"><text:span text:style-name="T1"><office:annotation><dc:creator>sge</dc:creator><dc:date>2016-09-05T15:17:45</dc:date><text:p text:style-name="P31"><text:span text:style-name="T3">do section- for oo in view.getOperationalObjectives(so=so)</text:span></text:p></office:annotation></text:span><text:span text:style-name="T1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office:annotation><dc:creator>sge</dc:creator><dc:date>2016-09-05T15:20:16</dc:date><text:p text:style-name="P31"><text:span text:style-name="T7">do table with oo_v=view.getDGHV(oo, appy_rdr=view.appy_renderer)</text:span></text:p></office:annotation><text:text-input text:description="">oo.Title()</text:text-input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P10"><office:annotation><dc:creator>sge </dc:creator><dc:date>2013-10-21T23:36:44</dc:date><text:p text:style-name="P31"><text:span text:style-name="T6">do row if oo.description</text:span></text:p></office:annotation>Description</text:p>
              </table:table-cell>
              <table:table-cell table:style-name="Tableau1.B2" office:value-type="string">
                <text:p text:style-name="P21"><office:annotation><dc:creator>sge </dc:creator><dc:date>2013-10-21T23:36:08</dc:date><text:p text:style-name="P31"><text:span text:style-name="T5">do text</text:span></text:p><text:p text:style-name="P31"><text:span text:style-name="T5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P10"><office:annotation><dc:creator>sge </dc:creator><dc:date>2013-10-18T15:09:43</dc:date><text:p text:style-name="P31"><text:span text:style-name="T6">do row if oo.categories</text:span></text:p></office:annotation>Domaine</text:p>
              </table:table-cell>
              <table:table-cell table:style-name="Tableau1.B3" office:value-type="string">
                <text:p text:style-name="P22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P10">Indicateur de résultat</text:p>
              </table:table-cell>
              <table:table-cell table:style-name="Tableau1.B3" office:value-type="string">
                <text:p text:style-name="P21"><office:annotation><dc:creator>sge </dc:creator><dc:date>2013-06-21T22:15:44</dc:date><text:p text:style-name="P31"><text:span text:style-name="T6">do text</text:span><text:span text:style-name="T5"> if oo.result_indicator</text:span></text:p><text:p text:style-name="P31"><text:span text:style-name="T6">from xhtml(oo_v</text:span><text:span text:style-name="T5">.display_widget('result_indicator'</text:span><text:span text:style-name="T6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P10">Priorité</text:p>
              </table:table-cell>
              <table:table-cell table:style-name="Tableau1.B3" office:value-type="string">
                <text:p text:style-name="P22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P10">Échéance</text:p>
              </table:table-cell>
              <table:table-cell table:style-name="Tableau1.B3" office:value-type="string">
                <text:p text:style-name="P23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P10">Responsable mandataire</text:p>
              </table:table-cell>
              <table:table-cell table:style-name="Tableau1.B3" office:value-type="string">
                <text:p text:style-name="P24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P10">Responsable administratif</text:p>
              </table:table-cell>
              <table:table-cell table:style-name="Tableau1.B3" office:value-type="string">
                <text:p text:style-name="P25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P10">Service gestionnaire</text:p>
              </table:table-cell>
              <table:table-cell table:style-name="Tableau1.B3" office:value-type="string">
                <text:p text:style-name="P25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P10"><office:annotation><dc:creator>sge </dc:creator><dc:date>2013-10-18T15:13:26</dc:date><text:p text:style-name="P31"><text:span text:style-name="T6">do row if oo.</text:span><text:span text:style-name="T5">extra_concerned_people</text:span></text:p></office:annotation>Partenaires</text:p>
              </table:table-cell>
              <table:table-cell table:style-name="Tableau1.B3" office:value-type="string">
                <text:p text:style-name="P7"><office:annotation><dc:creator>sge </dc:creator><dc:date>2013-06-17T12:54:19</dc:date><text:p text:style-name="P31"><text:span text:style-name="T5">do text</text:span></text:p><text:p text:style-name="P31"><text:span text:style-name="T5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P10">Budget propre</text:p>
              </table:table-cell>
              <table:table-cell table:style-name="Tableau1.B3" office:value-type="string">
                <text:p text:style-name="P7"><office:annotation><dc:creator>sge </dc:creator><dc:date>2013-06-17T12:34:05</dc:date><text:p text:style-name="P31"><text:span text:style-name="T6">do text if oo.budget</text:span></text:p><text:p text:style-name="P31"><text:span text:style-name="T6">from xhtml(oo_v</text:span><text:span text:style-name="T5">.</text:span><text:span text:style-name="T6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P10"><office:annotation><dc:creator>sge </dc:creator><dc:date>2013-10-18T15:28:43</dc:date><text:p text:style-name="P31"><text:span text:style-name="T5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P15"><office:annotation><dc:creator>sge </dc:creator><dc:date>2013-09-18T13:03:01</dc:date><text:p text:style-name="P31"><text:span text:style-name="T5">do text</text:span></text:p><text:p text:style-name="P31"><text:span text:style-name="T5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P10"><office:annotation><dc:creator>sge </dc:creator><dc:date>2013-10-28T14:32:32</dc:date><text:p text:style-name="P31"><text:span text:style-name="T6">do row if oo_</text:span><text:span text:style-name="T5">v.</text:span><text:span text:style-name="T6">hasChildrenBudget(obj=oo)</text:span></text:p></office:annotation>Budget des actions</text:p>
              </table:table-cell>
              <table:table-cell table:style-name="Tableau1.B3" office:value-type="string">
                <text:p text:style-name="P15"><office:annotation><dc:creator>sge </dc:creator><dc:date>2013-09-18T11:38:33</dc:date><text:p text:style-name="P31"><text:span text:style-name="T5">do text</text:span></text:p><text:p text:style-name="P31"><text:span text:style-name="T5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P10"><office:annotation><dc:creator>sge </dc:creator><dc:date>2013-10-21T23:41:38</dc:date><text:p text:style-name="P31"><text:span text:style-name="T6">do row if oo_v.get_value('observation')</text:span></text:p></office:annotation>Constat</text:p>
              </table:table-cell>
              <table:table-cell table:style-name="Tableau1.B3" office:value-type="string">
                <text:p text:style-name="P7"><office:annotation><dc:creator>sge </dc:creator><dc:date>2013-10-21T23:41:16</dc:date><text:p text:style-name="P31"><text:span text:style-name="T5">do text</text:span></text:p><text:p text:style-name="P31"><text:span text:style-name="T5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P10"><office:annotation><dc:creator>sge </dc:creator><dc:date>2013-10-18T15:32:49</dc:date><text:p text:style-name="P31"><text:span text:style-name="T5">do row if oo_v.get_value('comments')</text:span></text:p></office:annotation>Commentaires</text:p>
              </table:table-cell>
              <table:table-cell table:style-name="Tableau1.B3" office:value-type="string">
                <text:p text:style-name="P7"><office:annotation><dc:creator>sge </dc:creator><dc:date>2013-06-17T13:13:51</dc:date><text:p text:style-name="P31"><text:span text:style-name="T5">do text</text:span></text:p><text:p text:style-name="P31"><text:span text:style-name="T5">from oo_v.display_html('comments')</text:span></text:p></office:annotation>champ comments</text:p>
              </table:table-cell>
            </table:table-row>
          </table:table>
          <text:p text:style-name="P30"/>
          <text:p text:style-name="P2"/>
          <text:section text:style-name="Sect1" text:name="Section3">
            <text:p text:style-name="P2"><office:annotation><dc:creator>sge</dc:creator><dc:date>2016-09-06T13:10:29</dc:date><text:p text:style-name="P31"><text:span text:style-name="T3">do section- for act in view.getActions(oo=oo)</text:span></text:p></office:annotation></text:p>
            <text:p text:style-name="P3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26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office:annotation><dc:creator>sge</dc:creator><dc:date>2016-09-06T13:13:34</dc:date><text:p text:style-name="P31"><text:span text:style-name="T3">do table with act_v=view.</text:span><text:span text:style-name="T4">getDGHV(act, appy_rdr=view.appy_renderer)</text:span></text:p></office:annotation><text:text-input text:description="">act.Title()</text:text-input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P11"><office:annotation><dc:creator>sge </dc:creator><dc:date>2013-10-21T23:29:43</dc:date><text:p text:style-name="P31"><text:span text:style-name="T3">do row if act_v.get_value('description')</text:span></text:p></office:annotation>Description</text:p>
                </table:table-cell>
                <table:table-cell table:style-name="Tableau14.B2" office:value-type="string">
                  <text:p text:style-name="P8"><office:annotation><dc:creator>sge </dc:creator><dc:date>2013-10-21T23:27:35</dc:date><text:p text:style-name="P31"><text:span text:style-name="T3">do text</text:span></text:p><text:p text:style-name="P31"><text:span text:style-name="T3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P11">Échéance</text:p>
                </table:table-cell>
                <table:table-cell table:style-name="Tableau14.B11" office:value-type="string">
                  <text:p text:style-name="P8"><text:text-input text:description="">act.planned_end_date.strftime('%d/%m/%Y')</text:text-input></text:p>
                </table:table-cell>
              </table:table-row>
              <table:table-row>
                <table:table-cell table:style-name="Tableau14.A11" office:value-type="string">
                  <text:p text:style-name="P11">Indice de <text:soft-page-break/>santé</text:p>
                </table:table-cell>
                <table:table-cell table:style-name="Tableau14.B11" office:value-type="string">
                  <text:p text:style-name="P8"><office:annotation><dc:creator>sge </dc:creator><dc:date>2013-06-17T14:29:33</dc:date><text:p text:style-name="P31"><text:span text:style-name="T3">do text</text:span></text:p><text:p text:style-name="P31"><text:span text:style-name="T3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P11">Service</text:p>
                </table:table-cell>
                <table:table-cell table:style-name="Tableau14.B11" office:value-type="string">
                  <text:p text:style-name="P28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P11"><office:annotation><dc:creator>sge </dc:creator><dc:date>2013-10-21T23:33:12</dc:date><text:p text:style-name="P31"><text:span text:style-name="T3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P8"><office:annotation><dc:creator>sge </dc:creator><dc:date>2013-06-17T12:54:19</dc:date><text:p text:style-name="P31"><text:span text:style-name="T3">do text</text:span></text:p><text:p text:style-name="P31"><text:span text:style-name="T3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P11">Budget propre</text:p>
                </table:table-cell>
                <table:table-cell table:style-name="Tableau14.B11" office:value-type="string">
                  <text:p text:style-name="P8"><office:annotation><dc:creator>sge </dc:creator><dc:date>2013-06-17T12:34:05</dc:date><text:p text:style-name="P31"><text:span text:style-name="T3">do text if act.budget</text:span></text:p><text:p text:style-name="P31"><text:span text:style-name="T3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P11"><office:annotation><dc:creator>sge </dc:creator><dc:date>2013-10-18T15:36:30</dc:date><text:p text:style-name="P31"><text:span text:style-name="T3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P8"><office:annotation><dc:creator>sge </dc:creator><dc:date>2013-09-18T13:05:33</dc:date><text:p text:style-name="P31"><text:span text:style-name="T3">do text</text:span></text:p><text:p text:style-name="P31"><text:span text:style-name="T3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P11">Progression</text:p>
                </table:table-cell>
                <table:table-cell table:style-name="Tableau14.B9" office:value-type="string">
                  <text:p text:style-name="P29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P11"><office:annotation><dc:creator>sge </dc:creator><dc:date>2013-10-18T15:36:44</dc:date><text:p text:style-name="P31"><text:span text:style-name="T3">do row if act_v.get_value('observation')</text:span></text:p></office:annotation>Constat</text:p>
                </table:table-cell>
                <table:table-cell table:style-name="Tableau14.B11" office:value-type="string">
                  <text:p text:style-name="P8"><office:annotation><dc:creator>sge </dc:creator><dc:date>2013-06-17T13:13:51</dc:date><text:p text:style-name="P31"><text:span text:style-name="T3">do text</text:span></text:p><text:p text:style-name="P31"><text:span text:style-name="T3">from act_v.display_html('observation')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P11"><office:annotation><dc:creator>sge </dc:creator><dc:date>2013-10-18T15:36:44</dc:date><text:p text:style-name="P31"><text:span text:style-name="T3">do row if act_v.get_value('comments')</text:span></text:p></office:annotation>Commentaires</text:p>
                </table:table-cell>
                <table:table-cell table:style-name="Tableau14.B11" office:value-type="string">
                  <text:p text:style-name="P8"><office:annotation><dc:creator>sge </dc:creator><dc:date>2013-06-17T13:13:51</dc:date><text:p text:style-name="P31"><text:span text:style-name="T3">do text</text:span></text:p><text:p text:style-name="P31"><text:span text:style-name="T3">from act_v.display_html('comments')</text:span></text:p></office:annotation>champ comments</text:p>
                </table:table-cell>
              </table:table-row>
            </table:table>
            <text:p text:style-name="P18"/>
          </text:section>
          <text:p text:style-name="P1"/>
        </text:section>
        <text:p text:style-name="P19"/>
      </text:section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1" style:family="paragraph" style:parent-style-name="Heading_20_1" style:default-outline-level="" style:list-style-name=""/>
    <style:style style:name="Titre_20_OS" style:display-name="Titre OS" style:family="paragraph" style:parent-style-name="Heading_20_1" style:default-outline-level="1" style:list-style-name="">
      <style:paragraph-properties fo:margin-left="2.501cm" fo:margin-right="0cm" fo:margin-top="0cm" fo:margin-bottom="0cm" loext:contextual-spacing="false" fo:text-indent="-0.51cm" style:auto-text-indent="false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fa-attr-libellé" style:family="paragraph" style:parent-style-name="Table_20_Contents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fa-os" style:family="paragraph" style:parent-style-name="Table_20_Contents" style:list-style-name="" style:class="extra">
      <loext:graphic-properties draw:fill="none" draw:fill-color="#cfe7f5"/>
      <style:paragraph-properties fo:text-align="center" style:justify-single-word="false" fo:background-color="transparent"/>
      <style:text-properties fo:color="#333333" style:font-name="Verdana1" fo:font-family="Verdana" style:font-style-name="Gras" style:font-family-generic="swiss" style:font-pitch="variable" fo:font-size="14pt" fo:font-weight="bold" style:font-size-asian="14pt" style:font-size-complex="14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Heading_20_2" style:default-outline-level="2">
      <style:paragraph-properties fo:margin-left="2.501cm" fo:margin-right="0cm" fo:margin-top="0cm" fo:margin-bottom="0cm" loext:contextual-spacing="false" fo:text-indent="-1.016cm" style:auto-text-indent="false"/>
    </style:style>
    <style:style style:name="fa-oo-valeur" style:family="paragraph" style:parent-style-name="Table_20_Contents" style:class="extra">
      <loext:graphic-properties draw:fill="none" draw:fill-color="#cfe7f5"/>
      <style:paragraph-properties fo:background-color="transparent"/>
      <style:text-properties fo:color="#333333" style:font-name="Verdana" fo:font-family="Verdana" style:font-style-name="Normal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Heading_20_3" style:default-outline-level="3">
      <style:paragraph-properties fo:margin-left="2.501cm" fo:margin-right="0cm" fo:margin-top="0cm" fo:margin-bottom="0cm" loext:contextual-spacing="false" fo:text-indent="-1.27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09-06T13:45:49.839433328</dc:date>
    <dc:creator>sge</dc:creator>
    <meta:editing-duration>P2DT3H26M59S</meta:editing-duration>
    <meta:editing-cycles>69</meta:editing-cycles>
    <meta:document-statistic meta:table-count="3" meta:image-count="3" meta:object-count="0" meta:page-count="2" meta:paragraph-count="68" meta:word-count="144" meta:character-count="1273" meta:non-whitespace-character-count="1220"/>
  </office:meta>
</office:document-meta>
</file>